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number-columns-repeated="6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 style:data-style-name="N2" text:time-value="09:36:35.93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2T10:15:29.403000000</dc:date>
    <meta:editing-duration>PT10H34M44S</meta:editing-duration>
    <meta:editing-cycles>482</meta:editing-cycles>
    <meta:generator>LibreOffice/5.2.5.1$Windows_x86 LibreOffice_project/0312e1a284a7d50ca85a365c316c7abbf20a4d22</meta:generator>
    <meta:document-statistic meta:table-count="2" meta:cell-count="8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2_obj as Object ' 出力シート 中間ファイル
Dim oSheets As Object ' シートのリスト
Dim sheetName As String ' シートの名前
Dim sheetName1_def As String ' シートの名前
Dim sheetName2 As String ' シートの名前
Dim sheetName2_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2_obj = sheetNames(2)
if oSheets.hasByName(sheetName2_obj) = false then
	oSheets.insertNewByName(sheetName2_obj,2)
end if
oSheet2_obj = oSheets.getByName(sheetName2_obj)

'作成したシートへの書込
ReadOds(oDoc1, sheetNames(0), sheetNames(1), sheetNames(2), oSheet2, oSheet2_obj ) ' ODS読込み

'--------------------------------------------------------------------------------
' ３つ目以降のシートを作成

Dim index As Integer

For index = 3 To 18 Step 3

	sheetName = sheetNames(index)
	sheetName1_def = sheetNames(index+1)
	sheetName2_obj = sheetNames(index+2)
	
	' シートを追加
	if oSheets.hasByName(sheetName) = false then
		oSheets.insertNewByName(sheetName,index)
	end if
	oSheet2 = oSheets.getByName(sheetName)
	
	' 中間シートは作る
	if oSheets.hasByName(sheetName2_obj) = false then
		oSheets.insertNewByName(sheetName2_obj,index)
	end if
	oSheet2_obj = oSheets.getByName(sheetName2_obj)

	'作成したシートへの書込
	ReadOds(oDoc1, sheetName, sheetName1_def, sheetName2_obj, oSheet2, oSheet2_obj ) ' CSV読込

Next

'--------------------------------------------------------------------------------
'C:test.odsとして保存
oDoc2.storeAsURL(ConvertToUrl( outputFilePath), Dummy())

'ファイルを閉じる
oDoc2.dispose

End Sub

'--------------------------------------------------------------------------------
' ODS読取
' 参考： LibreOffice Calc Basic fun!!! 「既存ドキュメント(ブック)を開く」 http://calibreblo.blogspot.jp/2011/04/blog-post_2121.html
Sub ReadOds( oDoc1 As Object, sheetName1 As String, sheetName1_def As String, sheetName1_obj As String, oSheet2 as Object, oSheet2_obj as Object )

	Dim oSheets1 As Object
	Dim oSheet1 As Object
	Dim oSheet1_def As Object
	Dim row1 As Integer
	Dim fieldNo As Integer ' 何フィールド目か
	Dim row2 As Integer
	Dim column1 As Integer
	Dim column2 As Integer
	Dim fieldLen As Integer ' フィールドの個数
	Const nameColumn_def = 0
	Const typeColumn_def = 1
	Const keyColumn_def = 2
	Const inputColumn_def = 3
	Dim phase As Integer
	
	oSheets1 = oDoc1.getSheets() ' シートのリストを取得
	oSheet1 = oSheets1.getByName(sheetName1)
	oSheet1_def = oSheets1.getByName(sheetName1_def)

	' 1行目の [EOL] を探す
	fieldNo = 0
    Do While "[EOL]"&lt;&gt;oSheet1.getCellByPosition( fieldNo, 0 ).String
	    	fieldNo = fieldNo + 1
    Loop
    fieldLen = fieldNo - 1 ' EOLはカウントしないので 1 引く

	phase = 0
	fieldNo = 0
	column2 = 0
    Do While "[EOF]"&lt;&gt;oSheet1_def.getCellByPosition( nameColumn_def, fieldNo+1 ).String ' 列定義シートを走査する

		' 定義シートは縦に、データシートは横に、フィールドが並んでいるだけ。 fieldNo は両シートで同じフィールドを指す。
		' ただし、定義シートはヘッダーがある分、+1 する。

		If phase = 0 Then
			' 定義シートを見て、Identify フィールドを並べたい。
			If "Identify" = oSheet1_def.getCellByPosition( keyColumn_def, fieldNo+1 ).String Then
				oSheet2.getCellByPosition( column2, 0 ).String = oSheet1_def.getCellByPosition( nameColumn_def, fieldNo+1 ).String
		    	column2 = column2 + 1
		    	fieldNo = fieldNo + 1
			Else
				phase = phase + 1
			End If
		ElseIf phase = 2 Then
			' 定義シートを見て、Presentable フィールドを並べたい。
			If "Presentable" = oSheet1_def.getCellByPosition( keyColumn_def, fieldNo+1 ).String Then
				oSheet2.getCellByPosition( column2, 0 ).String = oSheet1_def.getCellByPosition( nameColumn_def, fieldNo+1 ).String
		    	column2 = column2 + 1
		    	fieldNo = fieldNo + 1
			Else
				phase = phase + 1
			End If	
		ElseIf phase = 4 Then
			' 定義シートを見て、Input フィールドを並べたい。
			If oSheet1_def.getCellByPosition( inputColumn_def, fieldNo+1 ).String Then
				oSheet2.getCellByPosition( column2, 0 ).String = oSheet1_def.getCellByPosition( nameColumn_def, fieldNo+1 ).String
		    	column2 = column2 + 1
				Select Case oSheet1_def.getCellByPosition( typeColumn_def, fieldNo+1 ).String
					Case "string":
				    	column2 = column2 + 4 ' 4セル飛ばす（Real,Blank,Old,New,Delete）
					Case Else:
				    	column2 = column2 + 1 ' 1セル飛ばす（Old,New）
				End Select
		    	fieldNo = fieldNo + 1
			Else
				' 列定義シートの次行に進む
		    	fieldNo = fieldNo + 1
			End If	
		End If
		
		If phase = 1 Then
				oSheet2.getCellByPosition( column2, 0 ).String = "Key"
		    	column2 = column2 + 1
				phase = phase + 1
		ElseIf phase = 3 Then
				oSheet2.getCellByPosition( column2, 0 ).String = "FullPath"
		    	column2 = column2 + 1
				phase = phase + 1
		End If
    Loop
    oSheet2.getCellByPosition( column2, 0 ).String = "[EOL]" ' 行末に [EOL] を付加

	' 最終行のうしろの [EOF] を探す。
	row1 = 1
	row2 = 1
	Do While "[EOF]"&lt;&gt;oSheet1.getCellByPosition( 0, row1 ).String
		column2 = 0
		For column1 = 0 To fieldLen
			oSheet2.getCellByPosition( column2, row2 ).String = oSheet1.getCellByPosition( column1, row1 ).String
			column2 = column2 + 1
		Next
		row1 = row1 + 1
		row2 = row2 + 1
	Loop
	oSheet2.getCellByPosition( 0, row2 ).String = "[EOF]" ' ファイル末尾に [EOF] を付加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